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35A-23R-CCW_0-4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7948">
            <text:p>27948</text:p>
          </table:table-cell>
          <table:table-cell table:style-name="ACE-2" office:value-type="float" office:value="101">
            <text:p>101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3.30000000000001">
            <text:p>−133.3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36A-20R-CCW_0-5</text:p>
          </table:table-cell>
          <table:table-cell table:style-name="ACE-0" office:value-type="float" office:value="-19.670000000000002">
            <text:p>−19.67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28650">
            <text:p>28650</text:p>
          </table:table-cell>
          <table:table-cell table:style-name="ACE-2" office:value-type="float" office:value="136">
            <text:p>136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1.84">
            <text:p>−131.84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32A-18R-CCW_6-9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41608">
            <text:p>41608</text:p>
          </table:table-cell>
          <table:table-cell table:style-name="ACE-2" office:value-type="float" office:value="615">
            <text:p>615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1.22">
            <text:p>−121.22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ackay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325-M0033A-23R-1W_27-32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2" office:value-type="float" office:value="46119">
            <text:p>46119</text:p>
          </table:table-cell>
          <table:table-cell table:style-name="ACE-2" office:value-type="float" office:value="359">
            <text:p>359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2.09">
            <text:p>−122.09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32A-18R-2W_8-10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61100">
            <text:p>61100</text:p>
          </table:table-cell>
          <table:table-cell table:style-name="ACE-0" office:value-type="float" office:value="800">
            <text:p>800</text:p>
          </table:table-cell>
          <table:table-cell table:style-name="ACE-0" office:value-type="string">
            <text:p>Coral - Merulinidae (Dipsastrea?)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1.23">
            <text:p>−121.23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ackay</text:p>
          </table:table-cell>
          <table:table-cell table:style-name="Gnumeric-default" office:value-type="string">
            <text:p>U-Th</text:p>
          </table:table-cell>
          <table:table-cell table:style-name="ACE-0" office:value-type="string">
            <text:p>325-M0032A-19R-1W_3-5</text:p>
          </table:table-cell>
          <table:table-cell table:style-name="ACE-0" office:value-type="float" office:value="-19.68">
            <text:p>−19.68</text:p>
          </table:table-cell>
          <table:table-cell table:style-name="ACE-0" office:value-type="float" office:value="150.24000000000001">
            <text:p>150.24</text:p>
          </table:table-cell>
          <table:table-cell table:style-name="ACE-0" office:value-type="float" office:value="61504">
            <text:p>61504</text:p>
          </table:table-cell>
          <table:table-cell table:style-name="ACE-0" office:value-type="float" office:value="369">
            <text:p>369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3.14">
            <text:p>−123.14</text:p>
          </table:table-cell>
          <table:table-cell table:style-name="ACE-0" office:value-type="float" office:value="1.79">
            <text:p>1.79</text:p>
          </table:table-cell>
          <table:table-cell table:style-name="ACE-0" office:value-type="float" office:value="1.79">
            <text:p>1.79</text:p>
          </table:table-cell>
          <table:table-cell table:style-name="ACE-0" office:value-type="string">
            <text:p>YokoyamaEtal2018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7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1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8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1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5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4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3">
          <table:table-cell table:number-columns-repeated="11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2">
          <table:table-cell table:number-columns-repeated="5" table:style-name="ACE-0"/>
          <table:table-cell table:number-columns-repeated="2" table:style-name="ACE-2"/>
          <table:table-cell table:number-columns-repeated="4" table:style-name="ACE-0"/>
          <table:table-cell table:style-name="ACE-2"/>
          <table:table-cell table:number-columns-repeated="244" table:style-name="ACE-0"/>
        </table:table-row>
        <table:table-row table:style-name="AROW-0" table:number-rows-repeated="6523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" gnm:cursor-row="5">
          <gnm:selection gnm:start-col="1" gnm:start-row="5" gnm:end-col="1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02T06:08:2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